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First">
      <style:paragraph-properties fo:margin-top="0.0835in" fo:margin-bottom="0.0972in" loext:contextual-spacing="false"/>
    </style:style>
    <style:style style:name="P2" style:family="paragraph" style:parent-style-name="Code">
      <style:text-properties style:font-name-asian="TheSansMonoConNormal2"/>
    </style:style>
    <style:style style:name="P3" style:family="paragraph" style:parent-style-name="Code">
      <style:text-properties fo:background-color="#ffff00"/>
    </style:style>
    <style:style style:name="P4" style:family="paragraph" style:parent-style-name="Code">
      <style:text-properties officeooo:rsid="001feda9" officeooo:paragraph-rsid="001feda9"/>
    </style:style>
    <style:style style:name="P5" style:family="paragraph" style:parent-style-name="Code">
      <style:text-properties officeooo:paragraph-rsid="001feda9"/>
    </style:style>
    <style:style style:name="P6" style:family="paragraph" style:parent-style-name="Chapter_20_Title">
      <style:text-properties fo:color="#bfbfbf" style:font-name="ZapfDingbats" fo:font-size="14pt" officeooo:paragraph-rsid="001feda9" style:font-name-asian="ZapfDingbats" style:font-size-asian="14pt" style:font-name-complex="ZapfDingbats" style:font-size-complex="14pt"/>
    </style:style>
    <style:style style:name="P7" style:family="paragraph" style:parent-style-name="Chapter_20_Title">
      <style:text-properties officeooo:paragraph-rsid="001feda9"/>
    </style:style>
    <style:style style:name="P8" style:family="paragraph" style:parent-style-name="Standard">
      <style:paragraph-properties fo:text-align="justify" style:justify-single-word="false"/>
      <style:text-properties officeooo:paragraph-rsid="001feda9"/>
    </style:style>
    <style:style style:name="P9" style:family="paragraph" style:parent-style-name="Chapter_20_Number" style:master-page-name="Standard">
      <style:paragraph-properties style:page-number="auto"/>
      <style:text-properties officeooo:paragraph-rsid="001feda9"/>
    </style:style>
    <style:style style:name="P10" style:family="paragraph" style:parent-style-name="Bullet" style:list-style-name="WW8Num2">
      <style:paragraph-properties style:line-height-at-least="0.0693in"/>
    </style:style>
    <style:style style:name="P11"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12" style:family="paragraph" style:parent-style-name="Code">
      <style:text-properties style:font-name-asian="TheSansMonoConNormal2"/>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name-asian="HelveticaNeue Condensed1" style:font-weight-asian="bold"/>
    </style:style>
    <style:style style:name="T3" style:family="text">
      <style:text-properties fo:language="en" fo:country="US" fo:font-weight="bold" style:font-weight-asian="bold"/>
    </style:style>
    <style:style style:name="T4" style:family="text">
      <style:text-properties style:font-name="Utopia-Italic" style:font-name-complex="Utopia-Italic"/>
    </style:style>
    <style:style style:name="T5" style:family="text">
      <style:text-properties fo:font-weight="bold" style:font-weight-asian="bold"/>
    </style:style>
    <style:style style:name="T6" style:family="text">
      <style:text-properties fo:font-weight="bold" style:font-name-asian="HelveticaNeue Condensed1" style:font-weight-asian="bold"/>
    </style:style>
    <style:style style:name="T7" style:family="text">
      <style:text-properties style:font-name="Utopia-Bold" style:font-name-complex="Utopia-Bold"/>
    </style:style>
    <style:style style:name="T8" style:family="text">
      <style:text-properties style:font-name="TheSansMonoCondensed-Bold" style:font-name-complex="TheSansMonoCondensed-Bold"/>
    </style:style>
    <style:style style:name="T9" style:family="text">
      <style:text-properties style:font-name-asian="TheSansMonoConNormal2"/>
    </style:style>
    <style:style style:name="T10" style:family="text">
      <style:text-properties fo:font-style="normal" fo:font-weight="bold" style:font-style-asian="normal" style:font-weight-asian="bold"/>
    </style:style>
    <style:style style:name="T11" style:family="text">
      <style:text-properties fo:language="en" fo:country="GB" style:font-name-asian="Calibri" style:font-size-complex="11pt" style:language-complex="ar" style:country-complex="SA"/>
    </style:style>
    <style:style style:name="T12"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3" style:family="text">
      <style:text-properties style:use-window-font-color="true" style:font-name="TheSansMonoConNormal" fo:font-size="11pt" fo:language="zxx" fo:country="none" officeooo:rsid="00215bf0" style:font-name-asian="Calibri" style:font-size-asian="11pt" style:language-asian="zxx" style:country-asian="none" style:font-name-complex="TheSansMonoConNormal" style:font-size-complex="11pt" style:language-complex="ar" style:country-complex="SA"/>
    </style:style>
    <style:style style:name="T14" style:family="text">
      <style:text-properties style:use-window-font-color="true" style:font-name="TheSansMonoConNormal" fo:font-size="11pt" fo:language="zxx" fo:country="none" officeooo:rsid="001feda9" style:font-name-asian="Calibri" style:font-size-asian="11pt" style:language-asian="zxx" style:country-asian="none" style:font-name-complex="TheSansMonoConNormal" style:font-size-complex="11pt" style:language-complex="ar" style:country-complex="SA"/>
    </style:style>
    <style:style style:name="T15" style:family="text">
      <style:text-properties style:use-window-font-color="true" style:font-name="TheSansMonoConNormal" fo:font-size="11pt" fo:language="zxx" fo:country="none" officeooo:rsid="00216e94" style:font-name-asian="Calibri" style:font-size-asian="11pt" style:language-asian="zxx" style:country-asian="none" style:font-name-complex="TheSansMonoConNormal" style:font-size-complex="11pt" style:language-complex="ar" style:country-complex="SA"/>
    </style:style>
    <style:style style:name="T16" style:family="text">
      <style:text-properties style:use-window-font-color="true" style:font-name="TheSansMonoConNormal" fo:font-size="11pt" fo:language="zxx" fo:country="none" officeooo:rsid="00228a58" style:font-name-asian="Calibri" style:font-size-asian="11pt" style:language-asian="zxx" style:country-asian="none" style:font-name-complex="TheSansMonoConNormal" style:font-size-complex="11pt" style:language-complex="ar" style:country-complex="SA"/>
    </style:style>
    <style:style style:name="T17"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8" style:family="text">
      <style:text-properties fo:color="#000000" style:font-name="TheSansMonoConNormal" fo:font-size="11pt" fo:language="en" fo:country="GB" fo:background-color="transparent" loext:char-shading-value="0" style:font-name-asian="Calibri" style:font-size-asian="11pt" style:font-name-complex="TheSansMonoConNormal" style:font-size-complex="11pt" style:language-complex="ar" style:country-complex="SA"/>
    </style:style>
    <style:style style:name="T19" style:family="text">
      <style:text-properties officeooo:rsid="00030c7f"/>
    </style:style>
    <style:style style:name="T20" style:family="text">
      <style:text-properties officeooo:rsid="001feda9"/>
    </style:style>
    <style:style style:name="T21" style:family="text">
      <style:text-properties officeooo:rsid="00247e63"/>
    </style:style>
    <style:style style:name="T22"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29026576" text:id="ct94365829026576">
          <text:insertion>
            <office:change-info>
              <dc:creator>Ray Lischner</dc:creator>
              <dc:date>2020-04-28T12:21:51</dc:date>
            </office:change-info>
          </text:insertion>
        </text:changed-region>
        <text:changed-region xml:id="ct94365731845376" text:id="ct94365731845376">
          <text:insertion>
            <office:change-info>
              <dc:creator>Ray Lischner</dc:creator>
              <dc:date>2020-05-06T13:31:29</dc:date>
            </office:change-info>
          </text:insertion>
        </text:changed-region>
        <text:changed-region xml:id="ct94365866072576" text:id="ct94365866072576">
          <text:deletion>
            <office:change-info>
              <dc:creator>Ray Lischner</dc:creator>
              <dc:date>2020-05-06T13:31:27</dc:date>
            </office:change-info>
            <text:p text:style-name="Body_20_Text_20_Cont">???</text:p>
          </text:deletion>
        </text:changed-region>
        <text:changed-region xml:id="ct94365901727792" text:id="ct94365901727792">
          <text:deletion>
            <office:change-info>
              <dc:creator>Ray Lischner</dc:creator>
              <dc:date>2020-04-28T12:22:07</dc:date>
            </office:change-info>
            <text:p text:style-name="P11">#include &lt;iostream&gt;</text:p>
          </text:deletion>
        </text:changed-region>
        <text:changed-region xml:id="ct94365939564160" text:id="ct94365939564160">
          <text:insertion>
            <office:change-info>
              <dc:creator>Ray Lischner</dc:creator>
              <dc:date>2020-04-28T12:22:07</dc:date>
            </office:change-info>
          </text:insertion>
        </text:changed-region>
        <text:changed-region xml:id="ct94365846099040" text:id="ct94365846099040">
          <text:deletion>
            <office:change-info>
              <dc:creator>Ray Lischner</dc:creator>
              <dc:date>2020-04-28T12:22:07</dc:date>
            </office:change-info>
            <text:p text:style-name="P11">#include &lt;string_view&gt;</text:p>
          </text:deletion>
        </text:changed-region>
        <text:changed-region xml:id="ct94365846098720" text:id="ct94365846098720">
          <text:insertion>
            <office:change-info>
              <dc:creator>Ray Lischner</dc:creator>
              <dc:date>2020-04-28T12:22:07</dc:date>
            </office:change-info>
          </text:insertion>
        </text:changed-region>
        <text:changed-region xml:id="ct94365700144640" text:id="ct94365700144640">
          <text:deletion>
            <office:change-info>
              <dc:creator>Ray Lischner</dc:creator>
              <dc:date>2020-04-28T12:22:07</dc:date>
            </office:change-info>
            <text:p text:style-name="P11">#include &lt;vector&gt;</text:p>
          </text:deletion>
        </text:changed-region>
        <text:changed-region xml:id="ct94365927239680" text:id="ct94365927239680">
          <text:insertion>
            <office:change-info>
              <dc:creator>Ray Lischner</dc:creator>
              <dc:date>2020-04-28T12:22:07</dc:date>
            </office:change-info>
          </text:insertion>
        </text:changed-region>
        <text:changed-region xml:id="ct94365859674624" text:id="ct94365859674624">
          <text:insertion>
            <office:change-info>
              <dc:creator>Ray Lischner</dc:creator>
              <dc:date>2020-04-28T12:22:45</dc:date>
            </office:change-info>
          </text:insertion>
        </text:changed-region>
        <text:changed-region xml:id="ct94365859674864" text:id="ct94365859674864">
          <text:deletion>
            <office:change-info>
              <dc:creator>Ray Lischner</dc:creator>
              <dc:date>2020-04-28T12:22:07</dc:date>
            </office:change-info>
            <text:p text:style-name="P11">#include &lt;iostream&gt;</text:p>
          </text:deletion>
        </text:changed-region>
        <text:changed-region xml:id="ct94365859675104" text:id="ct94365859675104">
          <text:insertion>
            <office:change-info>
              <dc:creator>Ray Lischner</dc:creator>
              <dc:date>2020-04-28T12:22:07</dc:date>
            </office:change-info>
          </text:insertion>
        </text:changed-region>
        <text:changed-region xml:id="ct94365937059504" text:id="ct94365937059504">
          <text:deletion>
            <office:change-info>
              <dc:creator>Ray Lischner</dc:creator>
              <dc:date>2020-04-28T12:22:07</dc:date>
            </office:change-info>
            <text:p text:style-name="P11">#include &lt;locale&gt;</text:p>
          </text:deletion>
        </text:changed-region>
        <text:changed-region xml:id="ct94365938535392" text:id="ct94365938535392">
          <text:insertion>
            <office:change-info>
              <dc:creator>Ray Lischner</dc:creator>
              <dc:date>2020-04-28T12:22:07</dc:date>
            </office:change-info>
          </text:insertion>
        </text:changed-region>
        <text:changed-region xml:id="ct94365938535632" text:id="ct94365938535632">
          <text:insertion>
            <office:change-info>
              <dc:creator>Ray Lischner</dc:creator>
              <dc:date>2020-04-28T12:34:46</dc:date>
            </office:change-info>
          </text:insertion>
        </text:changed-region>
        <text:changed-region xml:id="ct94365735792944" text:id="ct94365735792944">
          <text:insertion>
            <office:change-info>
              <dc:creator>Ray Lischner</dc:creator>
              <dc:date>2020-04-28T12:23:00</dc:date>
            </office:change-info>
          </text:insertion>
        </text:changed-region>
        <text:changed-region xml:id="ct94365735793824" text:id="ct94365735793824">
          <text:deletion>
            <office:change-info>
              <dc:creator>Ray Lischner</dc:creator>
              <dc:date>2020-04-28T12:22:07</dc:date>
            </office:change-info>
            <text:p text:style-name="P11">#include &lt;string&gt;</text:p>
          </text:deletion>
        </text:changed-region>
        <text:changed-region xml:id="ct94365735794064" text:id="ct94365735794064">
          <text:insertion>
            <office:change-info>
              <dc:creator>Ray Lischner</dc:creator>
              <dc:date>2020-04-28T12:22:07</dc:date>
            </office:change-info>
          </text:insertion>
        </text:changed-region>
        <text:changed-region xml:id="ct94365897890384" text:id="ct94365897890384">
          <text:deletion>
            <office:change-info>
              <dc:creator>Ray Lischner</dc:creator>
              <dc:date>2020-04-28T12:22:07</dc:date>
            </office:change-info>
            <text:p text:style-name="P11">#include &lt;string_view&gt;</text:p>
          </text:deletion>
        </text:changed-region>
        <text:changed-region xml:id="ct94365897890784" text:id="ct94365897890784">
          <text:insertion>
            <office:change-info>
              <dc:creator>Ray Lischner</dc:creator>
              <dc:date>2020-04-28T12:22:07</dc:date>
            </office:change-info>
          </text:insertion>
        </text:changed-region>
        <text:changed-region xml:id="ct94365889267424" text:id="ct94365889267424">
          <text:insertion>
            <office:change-info>
              <dc:creator>Ray Lischner</dc:creator>
              <dc:date>2020-04-28T12:35:24</dc:date>
            </office:change-info>
          </text:insertion>
        </text:changed-region>
        <text:changed-region xml:id="ct94365938804384" text:id="ct94365938804384">
          <text:deletion>
            <office:change-info>
              <dc:creator>Ray Lischner</dc:creator>
              <dc:date>2020-04-28T12:35:24</dc:date>
            </office:change-info>
            <text:p text:style-name="Code"><text:span text:style-name="T16">r</text:span></text:p>
          </text:deletion>
        </text:changed-region>
        <text:changed-region xml:id="ct94365850300992" text:id="ct94365850300992">
          <text:deletion>
            <office:change-info>
              <dc:creator>Ray Lischner</dc:creator>
              <dc:date>2020-04-28T12:35:02</dc:date>
            </office:change-info>
            <text:p text:style-name="Code"><text:span text:style-name="T12">ranges</text:span></text:p>
          </text:deletion>
        </text:changed-region>
        <text:changed-region xml:id="ct94365851506192" text:id="ct94365851506192">
          <text:insertion>
            <office:change-info>
              <dc:creator>Ray Lischner</dc:creator>
              <dc:date>2020-04-28T12:35: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change-start text:change-id="ct94365829026576"/>E X P L O R A T I O N <text:s/><text:span text:style-name="T19">2</text:span><text:span text:style-name="T20">5</text:span></text:p>
      <text:p text:style-name="P8"/>
      <text:p text:style-name="P6"></text:p>
      <text:p text:style-name="P7"><text:change-end text:change-id="ct94365829026576"/><office:annotation office:name="__Annotation__11136_2002594317" loext:resolved="false"><dc:creator>Michael Thomas</dc:creator><dc:date>2020-03-10T10:00:55.100000000</dc:date><text:p text:style-name="P13"><text:span text:style-name="T22">Good clean chapter. <text:s/>The document is easy to read and understand.</text:span></text:p>
<text:p text:style-name="P13"><text:span text:style-name="T22"/></text:p>
<text:p text:style-name="P13"><text:span text:style-name="T22">I am running Windows 10 and Visual Studio 2019 16.5.0 Preview 4</text:span></text:p>
<text:p text:style-name="P13"><text:span text:style-name="T22"/></text:p>
<text:p text:style-name="P13"><text:span text:style-name="T22">All links in the chapter work.</text:span></text:p>
</office:annotation>Overloading Function Names<office:annotation-end office:name="__Annotation__11136_2002594317"/></text:p>
      <text:p text:style-name="Body_20_Text_20_First">In C++, multiple functions can have the same name, provided the functions have a<text:span text:style-name="T1"> </text:span>different number of arguments or different argument types. Using the same name for multiple functions is called <text:span text:style-name="Emphasis"><text:span text:style-name="T4">overloading</text:span></text:span> and is common in C++.</text:p>
      <text:h text:style-name="Heading_20_1" text:outline-level="1">Overloading</text:h>
      <text:p text:style-name="Body_20_Text_20_First">All programming languages use overloading at one level or another. For example, most languages use <text:span text:style-name="Code_20_Inline">+</text:span> for integer addition as well as for floating-point addition. Some languages, such as Pascal, use different operators for integer division (<text:span text:style-name="Code_20_Inline">div</text:span>) and floating-point division (<text:span text:style-name="Code_20_Inline">/</text:span>), but others, such as C and Java, use the same operator (<text:span text:style-name="Code_20_Inline">/</text:span>).</text:p>
      <text:p text:style-name="Body_20_Text_20_Cont">C++ takes overloading one step further, letting you overload your own function names. Judicious use of overloading can greatly reduce complexity in a program and make your programs easier to read and understand.</text:p>
      <text:p text:style-name="Body_20_Text_20_Cont">For example, C++ inherits several functions from the standard C library that compute an absolute value: <text:span text:style-name="Code_20_Inline">abs</text:span> takes an <text:span text:style-name="Code_20_Inline">int</text:span> argument; <text:span text:style-name="Code_20_Inline">fabs</text:span> takes a floating-point argument; and <text:span text:style-name="Code_20_Inline">labs</text:span> takes a long integer argument.</text:p>
      <text:p text:style-name="Note_2f_Tip_2f_Caution"><text:soft-page-break/><text:span text:style-name="Dingbat_20_Symbol"><text:span text:style-name="T6"></text:span></text:span><text:span text:style-name="Dingbat_20_Symbol"><text:span text:style-name="T2"></text:span></text:span><text:span text:style-name="T5">Note</text:span><text:span text:style-name="T1"><text:tab/></text:span>Don’t be concerned that <text:span text:style-name="T1">I</text:span> have not yet covered these other types. All that matters for the purpose of this discussion is that they are distinct from <text:span text:style-name="Code_20_Inline">int</text:span>. The next Exploration will begin to examine them more closely, so please be patient.</text:p>
      <text:p text:style-name="Body_20_Text_20_Cont">C++ also has its own <text:span text:style-name="Code_20_Inline">complex</text:span> type for complex numbers, which has its own absolute value function. In C++, however, they all have the same name, <text:span text:style-name="Code_20_Inline">std::abs</text:span>. Using different names for different types merely clutters the mental landscape and contributes nothing to the clarity of the code.</text:p>
      <text:p text:style-name="Body_20_Text_20_Cont">The <text:span text:style-name="Code_20_Inline">sort</text:span> function, just to name one example, has two overloaded forms:</text:p>
      <text:p text:style-name="Code">std::sort(start, end);</text:p>
      <text:p text:style-name="Code">std::sort(start, end, compare);</text:p>
      <text:p text:style-name="Body_20_Text_20_Cont">(The <text:span text:style-name="Code_20_Inline"><text:span text:style-name="T11">std::ranges::sort</text:span></text:span> function is distinct due to the use of <text:span text:style-name="Code_20_Inline"><text:span text:style-name="T11">ranges</text:span></text:span>, which will be explained in Exploration <text:change-start text:change-id="ct94365731845376"/><text:span text:style-name="T21">47</text:span><text:change-end text:change-id="ct94365731845376"/><text:change text:change-id="ct94365866072576"/>.) The first form sorts in ascending order, comparing elements with the <text:span text:style-name="Code_20_Inline">&lt;</text:span> operator, and the second form compares elements by calling <text:span text:style-name="Code_20_Inline">compare</text:span>. Overloading appears in many other places in the standard library. For example, when you create a <text:span text:style-name="Code_20_Inline">locale</text:span> object, you can copy the global locale by passing no arguments</text:p>
      <text:p text:style-name="Code">std::isalpha('X', std::locale{});</text:p>
      <text:p text:style-name="Body_20_Text_20_Cont">or create a native locale object by passing an empty string argument</text:p>
      <text:p text:style-name="Code">std::isalpha('X', std::locale{""});</text:p>
      <text:p text:style-name="Body_20_Text_20_Cont">Overloading functions is easy, so why not jump in? <text:span text:style-name="Strong_20_Emphasis"><text:span text:style-name="T7">Write a set of functions, all named </text:span></text:span><text:span text:style-name="Strong_20_Emphasis"><text:span text:style-name="T8">print</text:span></text:span><text:span text:style-name="Strong_20_Emphasis"><text:span text:style-name="T7">.</text:span></text:span> They all have a <text:span text:style-name="Code_20_Inline">void</text:span> return type and take various parameters.</text:p>
      <text:list xml:id="list592650843" text:style-name="WW8Num2">
        <text:list-item>
          <text:p text:style-name="P10">One takes an <text:span text:style-name="Code_20_Inline">int</text:span> as a parameter. It prints the parameter to the standard output.</text:p>
        </text:list-item>
        <text:list-item>
          <text:p text:style-name="P10">Another takes two <text:span text:style-name="Code_20_Inline">int</text:span> parameters. It prints the first parameter to the standard output and uses the second parameter as the field width.</text:p>
        </text:list-item>
        <text:list-item>
          <text:p text:style-name="P10">Another takes a <text:span text:style-name="Code_20_Inline">vector&lt;int&gt;</text:span> as the first parameter, followed by three <text:span text:style-name="Code_20_Inline">string_view</text:span> parameters. Print the first <text:span text:style-name="Code_20_Inline">string_view</text:span> parameter, then each element of the <text:span text:style-name="Code_20_Inline">vector</text:span> (by calling <text:span text:style-name="Code_20_Inline">print</text:span>), with the second <text:span text:style-name="Code_20_Inline">string_view</text:span> parameter between elements, and the third <text:span text:style-name="Code_20_Inline">string_view</text:span> parameter after the <text:span text:style-name="Code_20_Inline">vector</text:span>. If the <text:span text:style-name="Code_20_Inline">vector</text:span> is empty, print the first and third <text:span text:style-name="Code_20_Inline">string_view</text:span> parameters only.</text:p>
        </text:list-item>
        <text:list-item>
          <text:p text:style-name="P10"><text:soft-page-break/>Another has the same parameters as the <text:span text:style-name="Code_20_Inline">vector</text:span> form, but also takes an <text:span text:style-name="Code_20_Inline">int</text:span> as the field width for each <text:span text:style-name="Code_20_Inline">vector</text:span> element.</text:p>
        </text:list-item>
      </text:list>
      <text:p text:style-name="Body_20_Text_20_Cont"><text:span text:style-name="Strong_20_Emphasis"><text:span text:style-name="T7">Write a program to print </text:span></text:span><text:span text:style-name="Strong_20_Emphasis"><text:span text:style-name="T8">vector</text:span></text:span><text:span text:style-name="Strong_20_Emphasis"><text:span text:style-name="T7">s using the </text:span></text:span><text:span text:style-name="Strong_20_Emphasis"><text:span text:style-name="T8">print</text:span></text:span><text:span text:style-name="Strong_20_Emphasis"><text:span text:style-name="T7"> functions.</text:span></text:span> Compare your functions and program with mine in Listing 25-1.</text:p>
      <text:p text:style-name="Code_20_Caption"><text:span text:style-name="T5">Listing</text:span><text:span text:style-name="T3"> </text:span><text:span text:style-name="T5">25-1.</text:span> Printing Vectors by Using Overloaded Functions</text:p>
      <text:p text:style-name="P11"><text:change text:change-id="ct94365901727792"/><text:change-start text:change-id="ct94365939564160"/>import &lt;iostream&gt;;<text:change-end text:change-id="ct94365939564160"/></text:p>
      <text:p text:style-name="P11"><text:change text:change-id="ct94365846099040"/><text:change-start text:change-id="ct94365846098720"/>import &lt;string_view&gt;;<text:change-end text:change-id="ct94365846098720"/></text:p>
      <text:p text:style-name="P11"><text:change text:change-id="ct94365700144640"/><text:change-start text:change-id="ct94365927239680"/>import &lt;vector&gt;;<text:change-end text:change-id="ct94365927239680"/></text:p>
      <text:p text:style-name="Code"/>
      <text:p text:style-name="Code">void print(int i)</text:p>
      <text:p text:style-name="Code">{</text:p>
      <text:p text:style-name="Code"><text:span text:style-name="T9"><text:s text:c="2"/></text:span>std::cout &lt;&lt; i;</text:p>
      <text:p text:style-name="Code">}</text:p>
      <text:p text:style-name="Code"/>
      <text:p text:style-name="Code">void print(int i, int width)</text:p>
      <text:p text:style-name="Code">{</text:p>
      <text:p text:style-name="Code"><text:span text:style-name="T9"><text:s text:c="2"/></text:span>std::cout.width(width);</text:p>
      <text:p text:style-name="Code"><text:span text:style-name="T9"><text:s text:c="2"/></text:span>std::cout &lt;&lt; i;</text:p>
      <text:p text:style-name="Code">}</text:p>
      <text:p text:style-name="Code"/>
      <text:p text:style-name="Code">void print(std::vector&lt;int&gt; const&amp; vec,</text:p>
      <text:p text:style-name="Code"><text:span text:style-name="T9"><text:s text:c="4"/></text:span>int width,</text:p>
      <text:p text:style-name="Code"><text:span text:style-name="T9"><text:s text:c="4"/></text:span>std::string_view prefix,</text:p>
      <text:p text:style-name="Code"><text:span text:style-name="T9"><text:s text:c="4"/></text:span>std::string_view separator,</text:p>
      <text:p text:style-name="Code"><text:span text:style-name="T9"><text:s text:c="4"/></text:span>std::string_view postfix)</text:p>
      <text:p text:style-name="Code">{</text:p>
      <text:p text:style-name="Code"><text:span text:style-name="T9"><text:s text:c="2"/></text:span>std::cout &lt;&lt; prefix;</text:p>
      <text:p text:style-name="P2"/>
      <text:p text:style-name="Code"><text:span text:style-name="T9"><text:s text:c="2"/></text:span>bool print_separator{false};</text:p>
      <text:p text:style-name="Code"><text:span text:style-name="T9"><text:s text:c="2"/></text:span>for (auto x : vec)</text:p>
      <text:p text:style-name="Code"><text:span text:style-name="T9"><text:s text:c="2"/></text:span>{</text:p>
      <text:p text:style-name="Code"><text:span text:style-name="T9"><text:s text:c="4"/></text:span>if (print_separator)</text:p>
      <text:p text:style-name="Code"><text:span text:style-name="T9"><text:s text:c="6"/></text:span>std::cout &lt;&lt; separator;</text:p>
      <text:p text:style-name="Code"><text:span text:style-name="T9"><text:s text:c="4"/></text:span>else</text:p>
      <text:p text:style-name="Code"><text:span text:style-name="T9"><text:s text:c="6"/></text:span>print_separator = true;</text:p>
      <text:p text:style-name="Code"><text:span text:style-name="T9"><text:s text:c="4"/></text:span>print(x, width);</text:p>
      <text:p text:style-name="Code"><text:span text:style-name="T9"><text:s text:c="2"/></text:span>}</text:p>
      <text:p text:style-name="P2"/>
      <text:p text:style-name="Code"><text:span text:style-name="T9"><text:s text:c="2"/></text:span>std::cout &lt;&lt; postfix;</text:p>
      <text:p text:style-name="Code">}</text:p>
      <text:p text:style-name="Code"/>
      <text:p text:style-name="Code">void print(std::vector&lt;int&gt; const&amp; vec,</text:p>
      <text:p text:style-name="Code"><text:span text:style-name="T9"><text:s text:c="4"/></text:span>std::string_view prefix,</text:p>
      <text:p text:style-name="Code"><text:span text:style-name="T9"><text:s text:c="4"/></text:span>std::string_view separator,</text:p>
      <text:p text:style-name="Code"><text:span text:style-name="T9"><text:s text:c="4"/></text:span>std::string_view postfix)</text:p>
      <text:p text:style-name="Code"><text:soft-page-break/>{</text:p>
      <text:p text:style-name="Code"><text:span text:style-name="T9"><text:s text:c="2"/></text:span>print(vec, 0, prefix, separator, postfix);</text:p>
      <text:p text:style-name="Code">}</text:p>
      <text:p text:style-name="Code"/>
      <text:p text:style-name="Code">int main()</text:p>
      <text:p text:style-name="Code">{</text:p>
      <text:p text:style-name="Code"><text:span text:style-name="T9"><text:s text:c="2"/></text:span>std::vector&lt;int&gt; data{ 10, 20, 30, 40, 100, 1000, };</text:p>
      <text:p text:style-name="Code"/>
      <text:p text:style-name="Code"/>
      <text:p text:style-name="Code"><text:span text:style-name="T9"><text:s text:c="2"/></text:span>std::cout &lt;&lt; "columnar data:\n";</text:p>
      <text:p text:style-name="Code"><text:span text:style-name="T9"><text:s text:c="2"/></text:span>print(data, 10, "", "\n", "\n");</text:p>
      <text:p text:style-name="Code"><text:span text:style-name="T9"><text:s text:c="2"/></text:span>std::cout &lt;&lt; "row data:\n";</text:p>
      <text:p text:style-name="Code"><text:span text:style-name="T9"><text:s text:c="2"/></text:span>print(data, "{", ", ", "}\n");</text:p>
      <text:p text:style-name="Code">}</text:p>
      <text:p text:style-name="Body_20_Text_20_Cont">The C++ library often uses overloading. For example, you can change the size of a <text:span text:style-name="Code_20_Inline">vector</text:span> by calling its <text:span text:style-name="Code_20_Inline">resize</text:span> member function. You can pass one or two arguments: the first argument is the new size of the <text:span text:style-name="Code_20_Inline">vector</text:span>. If you pass a second argument, it is a value to use for new elements, in case the new size is larger than the old size.</text:p>
      <text:p text:style-name="Code">data.resize(10); <text:s text:c="5"/>// if the old size &lt; 10, use default of 0 for new elements</text:p>
      <text:p text:style-name="Code">data.resize(20, -42); // if the old size &lt; 20, use -42 for new elements</text:p>
      <text:p text:style-name="Body_20_Text_20_Cont">Library-writers often employ overloading, but applications programmers use it less often. <text:span text:style-name="Strong_20_Emphasis"><text:span text:style-name="T7">Practice writing libraries by writing the following functions:</text:span></text:span></text:p>
      <text:h text:style-name="Heading_20_3" text:outline-level="3">bool is_alpha(char ch)</text:h>
      <text:p text:style-name="Body_20_Text_20_First">Returns <text:span text:style-name="Code_20_Inline">true</text:span> if <text:span text:style-name="Code_20_Inline">ch</text:span> is an alphabetic character in the global locale; if not, returns <text:span text:style-name="Code_20_Inline">false</text:span>.</text:p>
      <text:h text:style-name="Heading_20_3" text:outline-level="3">bool is_alpha(std::string_view str)</text:h>
      <text:p text:style-name="Body_20_Text_20_First">Returns <text:span text:style-name="Code_20_Inline">true</text:span><text:span text:style-name="Code_20_Inline"><text:span text:style-name="T1">,</text:span></text:span> if <text:span text:style-name="Code_20_Inline">str</text:span> contains only alphabetic characters in the global locale, or <text:span text:style-name="Code_20_Inline">false</text:span><text:span text:style-name="Code_20_Inline"><text:span text:style-name="T1">,</text:span></text:span> if any character is not alphabetic. Returns <text:span text:style-name="Code_20_Inline">true</text:span> if <text:span text:style-name="Code_20_Inline">str</text:span> is empty.</text:p>
      <text:h text:style-name="Heading_20_3" text:outline-level="3">char to_lower(char ch)</text:h>
      <text:p text:style-name="Body_20_Text_20_First">Returns <text:span text:style-name="Code_20_Inline">ch</text:span> after converting it to lowercase, if possible; otherwise<text:span text:style-name="T1">,</text:span> returns <text:span text:style-name="Code_20_Inline">ch</text:span>. Use the global locale.</text:p>
      <text:h text:style-name="Heading_20_3" text:outline-level="3"><text:soft-page-break/>std::string to_lower(std::string_view str)</text:h>
      <text:p text:style-name="Body_20_Text_20_First">Returns a<text:span text:style-name="T1"> </text:span>copy of <text:span text:style-name="Code_20_Inline">str</text:span> after converting its contents to lowercase, one character at a<text:span text:style-name="T1"> </text:span>time. Copies verbatim any character that cannot be converted to lowercase.</text:p>
      <text:h text:style-name="Heading_20_3" text:outline-level="3">char to_upper(char ch)</text:h>
      <text:p text:style-name="Body_20_Text_20_First">Returns <text:span text:style-name="Code_20_Inline">ch</text:span> after converting it to uppercase, if possible; otherwise<text:span text:style-name="T1">,</text:span> returns <text:span text:style-name="Code_20_Inline">ch</text:span>. Use the global locale.</text:p>
      <text:h text:style-name="Heading_20_3" text:outline-level="3">std::string to_upper(std::string_view str)</text:h>
      <text:p text:style-name="P1">Returns a<text:span text:style-name="T1"> </text:span>copy of <text:span text:style-name="Code_20_Inline">str</text:span> after converting its contents to uppercase, one character at a<text:span text:style-name="T1"> </text:span>time. Copies verbatim any character that cannot be converted to uppercase.</text:p>
      <text:p text:style-name="Body_20_Text_20_Cont">Compare your solution with mine, which is shown in Listing 25-2.</text:p>
      <text:p text:style-name="Code_20_Caption"><text:span text:style-name="T5">Listing</text:span><text:span text:style-name="T3"> </text:span><text:span text:style-name="T5">25-2</text:span><text:span text:style-name="T10">.</text:span> Overloading Functions in the Manner of a<text:span text:style-name="T1"> </text:span>Library-Writer</text:p>
      <text:p text:style-name="P4"><text:change-start text:change-id="ct94365859674624"/>import &lt;algorithm&gt;;</text:p>
      <text:p text:style-name="P11"><text:change-end text:change-id="ct94365859674624"/><text:change text:change-id="ct94365859674864"/><text:change-start text:change-id="ct94365859675104"/>import &lt;iostream&gt;;<text:change-end text:change-id="ct94365859675104"/></text:p>
      <text:p text:style-name="P11"><text:change text:change-id="ct94365937059504"/><text:change-start text:change-id="ct94365938535392"/>import &lt;locale&gt;;</text:p>
      <text:p text:style-name="P5"><text:change-end text:change-id="ct94365938535392"/><text:change-start text:change-id="ct94365938535632"/><text:span text:style-name="T13">import</text:span><text:change-end text:change-id="ct94365938535632"/><text:change-start text:change-id="ct94365735792944"/><text:span text:style-name="T14"> &lt;ranges&gt;;</text:span><text:change-end text:change-id="ct94365735792944"/></text:p>
      <text:p text:style-name="P11"><text:change text:change-id="ct94365735793824"/><text:change-start text:change-id="ct94365735794064"/>import &lt;string&gt;;<text:change-end text:change-id="ct94365735794064"/></text:p>
      <text:p text:style-name="P11"><text:change text:change-id="ct94365897890384"/><text:change-start text:change-id="ct94365897890784"/>import &lt;string_view&gt;;<text:change-end text:change-id="ct94365897890784"/></text:p>
      <text:p text:style-name="Code"/>
      <text:p text:style-name="Code">bool is_alpha(char ch)</text:p>
      <text:p text:style-name="Code">{</text:p>
      <text:p text:style-name="Code"><text:span text:style-name="T9"><text:s text:c="2"/></text:span>return std::isalpha(ch, std::locale{});</text:p>
      <text:p text:style-name="Code">}</text:p>
      <text:p text:style-name="Code"/>
      <text:p text:style-name="Code">bool is_alpha(std::string_view str)</text:p>
      <text:p text:style-name="Code">{</text:p>
      <text:p text:style-name="Code"><office:annotation office:name="__Annotation__5184_675734725" loext:resolved="false"><dc:creator>Michael Thomas</dc:creator><dc:date>2020-03-10T17:40:06.700000000</dc:date><text:p text:style-name="P13"><text:span text:style-name="T23">Visual Studio does not yet support ranges. This code does not build.</text:span></text:p>
</office:annotation><text:span text:style-name="T9"><text:s text:c="2"/>return std::ranges::all_of(str, [](char c) { return is_alpha(c); })</text:span>;<office:annotation-end office:name="__Annotation__5184_675734725"/></text:p>
      <text:p text:style-name="Code">}</text:p>
      <text:p text:style-name="Code"/>
      <text:p text:style-name="Code">char to_lower(char ch)</text:p>
      <text:p text:style-name="Code">{</text:p>
      <text:p text:style-name="Code"><text:span text:style-name="T9"><text:s text:c="2"/></text:span>return std::tolower(ch, std::locale{});</text:p>
      <text:p text:style-name="Code">}</text:p>
      <text:p text:style-name="Code"/>
      <text:p text:style-name="Code">std::string to_lower(std::string_view str)</text:p>
      <text:p text:style-name="Code">{</text:p>
      <text:p text:style-name="Code"><text:soft-page-break/><text:span text:style-name="T9"><text:s text:c="2"/>auto data{</text:span><text:span text:style-name="T12">str | st</text:span><text:change-start text:change-id="ct94365889267424"/><text:span text:style-name="T16">d</text:span><text:change-end text:change-id="ct94365889267424"/><text:change text:change-id="ct94365938804384"/><text:span text:style-name="T12">::</text:span><text:change text:change-id="ct94365850300992"/><text:change-start text:change-id="ct94365851506192"/><text:span text:style-name="T15">views</text:span><text:change-end text:change-id="ct94365851506192"/><text:span text:style-name="T12">::transform([](char c) { return to_lower(c); })};</text:span></text:p>
      <text:p text:style-name="Code"><text:span text:style-name="T9"><text:s text:c="2"/></text:span>return std::string{ std::ranges::begin(data), std::ranges::end(data) };</text:p>
      <text:p text:style-name="Code">}</text:p>
      <text:p text:style-name="P2"><text:s text:c="2"/></text:p>
      <text:p text:style-name="Code">char to_upper(char ch)</text:p>
      <text:p text:style-name="Code">{</text:p>
      <text:p text:style-name="Code"><text:span text:style-name="T9"><text:s text:c="2"/></text:span>return std::toupper(ch, std::locale{});</text:p>
      <text:p text:style-name="Code">}</text:p>
      <text:p text:style-name="P3"/>
      <text:p text:style-name="Code">std::string to_upper(std::string str)</text:p>
      <text:p text:style-name="Code">{</text:p>
      <text:p text:style-name="P2"><text:s text:c="2"/>for (char&amp; ch : str)</text:p>
      <text:p text:style-name="P2"><text:s text:c="4"/>ch = to_upper(ch);</text:p>
      <text:p text:style-name="P2"><text:s text:c="2"/>return str;</text:p>
      <text:p text:style-name="Code">}</text:p>
      <text:p text:style-name="Code"/>
      <text:p text:style-name="Code">int main()</text:p>
      <text:p text:style-name="Code">{</text:p>
      <text:p text:style-name="Code"><text:span text:style-name="T9"><text:s text:c="2"/></text:span>std::string str{};</text:p>
      <text:p text:style-name="Code"><text:span text:style-name="T9"><text:s text:c="2"/></text:span>while (std::cin &gt;&gt; str)</text:p>
      <text:p text:style-name="Code"><text:span text:style-name="T9"><text:s text:c="2"/></text:span>{</text:p>
      <text:p text:style-name="Code"><text:span text:style-name="T9"><text:s text:c="4"/></text:span>if (is_alpha(str))</text:p>
      <text:p text:style-name="Code"><text:span text:style-name="T9"><text:s text:c="6"/></text:span>std::cout &lt;&lt; "alpha\n";</text:p>
      <text:p text:style-name="Code"><text:span text:style-name="T9"><text:s text:c="4"/></text:span>else</text:p>
      <text:p text:style-name="Code"><text:span text:style-name="T9"><text:s text:c="6"/></text:span>std::cout &lt;&lt; "not alpha\n";</text:p>
      <text:p text:style-name="Code"><text:span text:style-name="T9"><text:s text:c="4"/></text:span>std::cout &lt;&lt; "lower: " &lt;&lt; to_lower(str) &lt;&lt; "\n"</text:p>
      <text:p text:style-name="Code"><text:s text:c="17"/>"upper: " &lt;&lt; to_upper(str) &lt;&lt; '\n';</text:p>
      <text:p text:style-name="Code"><text:span text:style-name="T9"><text:s text:c="2"/></text:span>}</text:p>
      <text:p text:style-name="Code">}</text:p>
      <text:p text:style-name="Body_20_Text_20_Cont">I implemented <text:span text:style-name="Code_20_Inline"><text:span text:style-name="T11">to_lower</text:span></text:span> by calling the <text:span text:style-name="Code_20_Inline"><text:span text:style-name="T11">std::ranges::all_of</text:span></text:span> algorithm, which calls a predicate for every element of a range and returns true if the predicate returns true for all elements. I<text:span text:style-name="T17">f the predicate returns false, then all_of stops iterating the range and immediately returns false.</text:span></text:p>
      <text:p text:style-name="Body_20_Text_20_Cont">For the sake of variety, I implemented <text:span text:style-name="Code_20_Inline"><text:span text:style-name="T11">to_upper</text:span></text:span> completely differently. I used a ranged <text:span text:style-name="Code_20_Inline"><text:span text:style-name="T11">for</text:span></text:span> loop with a twist. This loop actually modifies the character element while the loop iterates the string. Like a pass-by-reference function parameter, the declaration <text:span text:style-name="Code_20_Inline"><text:span text:style-name="T11">char&amp;</text:span></text:span> <text:span text:style-name="Code_20_Inline"><text:span text:style-name="T11">ch</text:span></text:span> is a reference to a character in the range. Thus, assigning to <text:span text:style-name="Code_20_Inline">ch</text:span> changes the character in the string. Note that <text:span text:style-name="Code_20_Inline">auto</text:span> can also declare a reference. If each element of the range is large, you should use references to avoid making unnecessary copies. Use a <text:span text:style-name="Code_20_Inline">const</text:span> reference if you do not have to modify the element, as follows:</text:p>
      <text:p text:style-name="Code">for (auto const&amp; big_item : container_full_of_big_things)</text:p>
      <text:p text:style-name="Body_20_Text_20_Cont"><text:soft-page-break/>The other <text:span text:style-name="T17">difference is that</text:span> <text:span text:style-name="Code_20_Inline">to_upper</text:span> takes a plain <text:span text:style-name="Code_20_Inline">string</text:span> as its parameter. This means the argument is passed by value, which in turn means the compiler arranges to copy the string when passing the argument to the function. The function requires the copy, so this technique helps the compiler generate optimal code for copying the argument, and it saves you a step in writing the function. It’s a small trick, but a useful one. This technique will be especially useful later in the book—so don’t forget it.</text:p>
      <text:p text:style-name="Body_20_Text_20_Cont">The <text:span text:style-name="Code_20_Inline">is_alpha</text:span> string function does not modify its parameter, so it can <text:span text:style-name="T17">use the</text:span> <text:span text:style-name="Code_20_Inline"><text:span text:style-name="T18">string_view</text:span></text:span> <text:span text:style-name="T17">type</text:span>.</text:p>
      <text:p text:style-name="Body_20_Text_20_Cont">A common use of overloading is to overload a function for different types, including different integer types, such as a long integer. The next Exploration takes a look at these other types.<text:bookmark text:name="Ref_Chapter"/></text:p>
      <text:p text:style-name="Body_20_Text_20_Con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false" style:family="text"/>
    <style:style style:name="WW8Num3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8T00:09:00</meta:creation-date>
    <dc:creator>Ray Lischner</dc:creator>
    <dc:date>2020-05-06T13:31:30.806347613</dc:date>
    <meta:print-date>2009-03-19T10:05:00</meta:print-date>
    <meta:editing-cycles>13</meta:editing-cycles>
    <meta:editing-duration>PT1H17M1S</meta:editing-duration>
    <meta:generator>LibreOffice/6.4.2.2$Linux_X86_64 LibreOffice_project/40$Build-2</meta:generator>
    <meta:document-statistic meta:table-count="0" meta:image-count="0" meta:object-count="0" meta:page-count="7" meta:paragraph-count="140" meta:word-count="1342" meta:character-count="8590" meta:non-whitespace-character-count="7239"/>
    <meta:user-defined meta:name="Chapter Number">25</meta:user-defined>
    <meta:user-defined meta:name="ContentType">Document</meta:user-defined>
  </office:meta>
</office:document-meta>
</file>